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padding="0.0193in" fo:border="0.06pt solid #d9d9e3"/>
    </style:style>
    <style:style style:name="P2" style:family="paragraph" style:parent-style-name="Text_20_body">
      <style:paragraph-properties fo:padding="0.0193in" fo:border="0.06pt solid #d9d9e3"/>
    </style:style>
    <style:style style:name="T1" style:family="text">
      <style:text-properties loext:padding="0.0193in" loext:border="0.06pt solid #d9d9e3"/>
    </style:style>
    <style:style style:name="T2" style:family="text">
      <style:text-properties officeooo:rsid="00107376"/>
    </style:style>
    <style:style style:name="T3" style:family="text">
      <style:text-properties officeooo:rsid="001223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aola:</text:h>
      <text:p text:style-name="P2"><text:span text:style-name="Strong_20_Emphasis"><text:span text:style-name="T1">Achievements:</text:span></text:span> Paola consistently completes her assignments promptly and demonstrates strong collaboration skills during group activities.</text:p>
      <text:p text:style-name="P2"><text:span text:style-name="Strong_20_Emphasis"><text:span text:style-name="T1">Opportunities:</text:span></text:span> Paola tends to get sidetracked by other students and feels somewhat hesitant to actively contribute during class discussions.</text:p>
      <text:h text:style-name="P1" text:outline-level="3">Fernando:</text:h>
      <text:p text:style-name="P2"><text:span text:style-name="Strong_20_Emphasis"><text:span text:style-name="T1">Achievements:</text:span></text:span> Fernando frequently engages in discussions, contributing thoughtful ideas.</text:p>
      <text:p text:style-name="P2"><text:span text:style-name="Strong_20_Emphasis"><text:span text:style-name="T1">Opportunities:</text:span></text:span> <text:span text:style-name="T2">Fernando</text:span> faces distractions, <text:span text:style-name="T3">losing focus and</text:span> leading to delays in completing his classwork.</text:p>
      <text:h text:style-name="P1" text:outline-level="3">Eileen:</text:h>
      <text:p text:style-name="P2"><text:span text:style-name="Strong_20_Emphasis"><text:span text:style-name="T1">Achievements:</text:span></text:span> Eileen actively participates in various class activities, engages well in group tasks, and promptly finishes her assignments.</text:p>
      <text:p text:style-name="P2"><text:span text:style-name="Strong_20_Emphasis"><text:span text:style-name="T1">Opportunities:</text:span></text:span> Eileen could enhance her writing by incorporating richer and more vivid vocabulary.</text:p>
      <text:h text:style-name="P1" text:outline-level="3">Cesar:</text:h>
      <text:p text:style-name="P2"><text:span text:style-name="Strong_20_Emphasis"><text:span text:style-name="T1">Achievements:</text:span></text:span> Cesar consistently offers valuable insights during discussions, completes his tasks on time, and maintains respectful conduct in class.</text:p>
      <text:p text:style-name="P2"><text:span text:style-name="Strong_20_Emphasis"><text:span text:style-name="T1">Opportunities: </text:span></text:span><text:span text:style-name="T2">Cesar</text:span> grapples with hesitancy in participating, suggesting the need to focus more and actively contribute thoughts.</text:p>
      <text:h text:style-name="P1" text:outline-level="3">Luis:</text:h>
      <text:p text:style-name="P2"><text:span text:style-name="Strong_20_Emphasis"><text:span text:style-name="T1">Achievements:</text:span></text:span> Luis actively engages in class discussions, demonstrating attentive listening skills during presentations.</text:p>
      <text:p text:style-name="P2"><text:span text:style-name="Strong_20_Emphasis"><text:span text:style-name="T1">Opportunities:</text:span></text:span> Yet, during classwork time, <text:span text:style-name="T2">Luis</text:span> tends to lose focus, leaving assignments incomplete due to distraction.</text:p>
      <text:h text:style-name="P1" text:outline-level="3">Einar:</text:h>
      <text:p text:style-name="P2"><text:span text:style-name="Strong_20_Emphasis"><text:span text:style-name="T1">Achievements:</text:span></text:span> Einar actively contributes to discussions with intriguing perspectives and engagement in class and group activities.</text:p>
      <text:p text:style-name="P2"><text:span text:style-name="Strong_20_Emphasis"><text:span text:style-name="T1">Opportunities:</text:span></text:span> Einar <text:span text:style-name="T3">could benefit from practicing vocabulary pronunciation to become a clearer speaker.</text:span></text:p>
      <text:h text:style-name="P1" text:outline-level="3"><text:soft-page-break/>Ana:</text:h>
      <text:p text:style-name="P2"><text:span text:style-name="Strong_20_Emphasis"><text:span text:style-name="T1">Achievements:</text:span></text:span> Ana is a well-rounded student who actively participates, shares captivating personal experiences, and completes assignments promptly with quality work.</text:p>
      <text:p text:style-name="P2"><text:span text:style-name="Strong_20_Emphasis"><text:span text:style-name="T1">Opportunities:</text:span></text:span> Ana could further challenge herself by incorporating more sophisticated and descriptive vocabulary.</text:p>
      <text:h text:style-name="P1" text:outline-level="3">Isabella:</text:h>
      <text:p text:style-name="P2"><text:span text:style-name="Strong_20_Emphasis"><text:span text:style-name="T1">Achievements:</text:span></text:span> Isabella actively engages in discussions, completes assignments promptly, and collaborates effectively in group activities.</text:p>
      <text:p text:style-name="P2"><text:span text:style-name="Strong_20_Emphasis"><text:span text:style-name="T1">Opportunities:</text:span></text:span> Isabella <text:span text:style-name="T3">could benefit from reading her writing a loud to verify if what is written makes sense or to identify inconsistencies in writing.</text:span></text:p>
      <text:h text:style-name="P1" text:outline-level="3">Ivan:</text:h>
      <text:p text:style-name="P2"><text:span text:style-name="Strong_20_Emphasis"><text:span text:style-name="T1">Achievements:</text:span></text:span> Ivan consistently submits his work on time and demonstrates proficient writing skills with descriptive vocabulary.</text:p>
      <text:p text:style-name="P2"><text:span text:style-name="Strong_20_Emphasis"><text:span text:style-name="T1">Opportunities:</text:span></text:span> Ivan struggles with distractions caused by classmates, affecting his ability to concentrate and learn effectively.</text:p>
      <text:h text:style-name="P1" text:outline-level="3">Andres:</text:h>
      <text:p text:style-name="P2"><text:span text:style-name="Strong_20_Emphasis"><text:span text:style-name="T1">Achievements:</text:span></text:span> Andres contributes interesting points in discussions and written work.</text:p>
      <text:p text:style-name="P2"><text:span text:style-name="Strong_20_Emphasis"><text:span text:style-name="T1">Opportunities:</text:span></text:span> <text:span text:style-name="T2">Andres</text:span> can be distracting in class due to socializing, impacting his motivation to complete classwork.</text:p>
      <text:h text:style-name="P1" text:outline-level="3">Maylen:</text:h>
      <text:p text:style-name="P2"><text:span text:style-name="Strong_20_Emphasis"><text:span text:style-name="T1">Achievements:</text:span></text:span> Maylen proactively seeks clarification through questions and collaborates effectively in group activities.</text:p>
      <text:p text:style-name="P2"><text:span text:style-name="Strong_20_Emphasis"><text:span text:style-name="T1">Opportunities:</text:span></text:span> Maylen could benefit from displaying more enthusiasm and energy in class discussions and activities.</text:p>
      <text:h text:style-name="P1" text:outline-level="3">Marco:</text:h>
      <text:p text:style-name="P2"><text:span text:style-name="Strong_20_Emphasis"><text:span text:style-name="T1">Achievements:</text:span></text:span> Marco actively participates in discussions and collaborates well in group activities.</text:p>
      <text:p text:style-name="P2"><text:span text:style-name="Strong_20_Emphasis"><text:span text:style-name="T1">Opportunities:</text:span></text:span> Marco tends to get easily distracted and shows disinterest in engaging in writing tasks.</text:p>
      <text:h text:style-name="P1" text:outline-level="3"><text:soft-page-break/>Kfir:</text:h>
      <text:p text:style-name="P2"><text:span text:style-name="Strong_20_Emphasis"><text:span text:style-name="T1">Achievements:</text:span></text:span> Kfir actively participates in discussions, group activities, and language exercises.</text:p>
      <text:p text:style-name="P2"><text:span text:style-name="Strong_20_Emphasis"><text:span text:style-name="T1">Opportunities:</text:span></text:span> Kfir's struggle to maintain focus and inclination towards socializing hinders his learning proces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6:03:50.029199605</meta:creation-date>
    <dc:date>2024-01-08T19:27:32.080388708</dc:date>
    <meta:editing-duration>P1DT5H45M44S</meta:editing-duration>
    <meta:editing-cycles>3</meta:editing-cycles>
    <meta:generator>LibreOffice/7.5.3.2$MacOSX_X86_64 LibreOffice_project/9f56dff12ba03b9acd7730a5a481eea045e468f3</meta:generator>
    <meta:document-statistic meta:table-count="0" meta:image-count="0" meta:object-count="0" meta:page-count="3" meta:paragraph-count="39" meta:word-count="405" meta:character-count="3219" meta:non-whitespace-character-count="2853"/>
  </office:meta>
</office:document-meta>
</file>